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0pt" style:font-size-asian="10pt" style:font-size-complex="10pt"/>
    </style:style>
    <style:style style:name="P2" style:family="paragraph" style:parent-style-name="Standard">
      <style:text-properties fo:font-size="12pt" fo:font-weight="bold" style:font-size-asian="10.5pt" style:font-weight-asian="bold" style:font-size-complex="12pt" style:font-weight-complex="bold"/>
    </style:style>
    <style:style style:name="P3" style:family="paragraph" style:parent-style-name="Standard">
      <style:text-properties fo:font-size="12pt" fo:font-weight="normal" style:font-size-asian="10.5pt" style:font-weight-asian="normal" style:font-size-complex="12pt" style:font-weight-complex="normal"/>
    </style:style>
    <style:style style:name="P4" style:family="paragraph" style:parent-style-name="Standard">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6" style:family="paragraph" style:parent-style-name="Standard">
      <style:text-properties fo:font-size="18pt" fo:font-weight="bold" style:font-size-asian="18pt" style:font-weight-asian="bold" style:font-size-complex="18pt" style:font-weight-complex="bold"/>
    </style:style>
    <style:style style:name="P7" style:family="paragraph" style:parent-style-name="Standard">
      <style:text-properties fo:font-size="16pt" fo:font-weight="bold" style:font-size-asian="16pt" style:font-weight-asian="bold" style:font-size-complex="16pt" style:font-weight-complex="bold"/>
    </style:style>
    <style:style style:name="P8" style:family="paragraph" style:parent-style-name="Standard">
      <style:text-properties style:text-underline-style="solid" style:text-underline-width="auto" style:text-underline-color="font-color" fo:font-weight="normal" style:font-weight-asian="normal" style:font-weight-complex="normal"/>
    </style:style>
    <style:style style:name="P9" style:family="paragraph" style:parent-style-name="Standard">
      <style:text-properties style:text-underline-style="none" fo:font-weight="normal" style:font-weight-asian="normal" style:font-weight-complex="normal"/>
    </style:style>
    <style:style style:name="P10" style:family="paragraph" style:parent-style-name="Standard" style:list-style-name="L5"/>
    <style:style style:name="P11" style:family="paragraph" style:parent-style-name="Standard" style:list-style-name="L1">
      <style:paragraph-properties fo:margin-left="0cm" fo:margin-right="0cm" fo:text-indent="-0.635cm" style:auto-text-indent="false"/>
    </style:style>
    <style:style style:name="P12" style:family="paragraph" style:parent-style-name="Standard" style:list-style-name="L2">
      <style:paragraph-properties fo:margin-left="2.501cm" fo:margin-right="0cm" fo:text-indent="-0.635cm" style:auto-text-indent="false"/>
    </style:style>
    <style:style style:name="P13" style:family="paragraph" style:parent-style-name="Standard" style:list-style-name="L3">
      <style:paragraph-properties fo:margin-left="2.501cm" fo:margin-right="0cm" fo:text-indent="-0.635cm" style:auto-text-indent="false"/>
    </style:style>
    <style:style style:name="P14" style:family="paragraph" style:parent-style-name="Standard" style:list-style-name="L4">
      <style:paragraph-properties fo:margin-left="2.501cm" fo:margin-right="0cm" fo:text-indent="-0.635cm" style:auto-text-inden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Bioinformatics MSc (UPV/EHU)</text:p>
      <text:p text:style-name="Standard"/>
      <text:p text:style-name="P1">Mikel Egaña Aranguren, Andone Estonba</text:p>
      <text:p text:style-name="P1"/>
      <text:p text:style-name="P1">Genomic Resources</text:p>
      <text:p text:style-name="Standard"/>
      <text:p text:style-name="P7">Introduction</text:p>
      <text:p text:style-name="Standard"/>
      <text:p text:style-name="Standard">This master's degree will provide students with the necessary skills to develop bioinformatics-based technical solutions and perform research work in academia or companies. The target audience is Life Sciences students and profesionals that are willing to acquire computer science skills to analyse biological data: biologists, biochemists, medical doctors, ecologists, etc. Prospective students coming from purely technical areas (Computer science, engineering, physics, etc.) will also be considered and basic molecular biology tuition will be provided for them. A maximum of 20 students will be accepted.</text:p>
      <text:p text:style-name="Standard"/>
      <text:p text:style-name="P7">Programme</text:p>
      <text:p text:style-name="Standard"/>
      <text:p text:style-name="Standard">In order to obtain the degree, 60 ECTS<text:note text:id="ftn1" text:note-class="footnote"><text:note-citation text:label="a">a</text:note-citation><text:note-body><text:p text:style-name="Standard"><text:s text:c="2"/>1 ECTS is equivalent to a student working 30 hours. In this context that means 10 tuition hours (Theory and/or lab practical work) and 20 homework hours.</text:p></text:note-body></text:note> credits must be completed: 30 taught credits and a 30 credits research/development project including a dissertation.</text:p>
      <text:p text:style-name="Standard"/>
      <text:p text:style-name="P8">September – February</text:p>
      <text:p text:style-name="P8"/>
      <text:p text:style-name="P9">Biology for dummies: genes, cells, evolution, ... </text:p>
      <text:p text:style-name="Standard"/>
      <text:p text:style-name="P8">September - February</text:p>
      <text:p text:style-name="Standard"/>
      <text:list xml:id="list2070275321" text:style-name="L1">
        <text:list-header>
          <text:p text:style-name="P11">1.- Theory and algorithms (Compulsory, 2 credits).</text:p>
        </text:list-header>
      </text:list>
      <text:list xml:id="list69501876" text:style-name="L2">
        <text:list-item>
          <text:p text:style-name="P12">Basics of algorithms and computational complexity. </text:p>
        </text:list-item>
        <text:list-item>
          <text:p text:style-name="P12">Common algorithms applied in bioinformatics: neural networks, markov models, bayesian systems, rule based systems, support vector machines, ... ???</text:p>
        </text:list-item>
        <text:list-item>
          <text:p text:style-name="P12">Statistical analysis: lineal models, PCA, ... ??? </text:p>
        </text:list-item>
      </text:list>
      <text:p text:style-name="Standard"/>
      <text:p text:style-name="Standard">2.- Programming (Compulsory, 6 credits).</text:p>
      <text:list xml:id="list419706838" text:continue-numbering="true" text:style-name="L2">
        <text:list-item>
          <text:p text:style-name="P12">Program components: algorithm, input/ouput, memory, documentation, APIs.</text:p>
        </text:list-item>
        <text:list-item>
          <text:p text:style-name="P12">Brief introduction to data structures and algorithms.</text:p>
        </text:list-item>
        <text:list-item>
          <text:p text:style-name="P12">Brief introduction to Version Control Systems, focusing in GitHub.</text:p>
        </text:list-item>
        <text:list-item>
          <text:p text:style-name="P12">Object Oriented Programming with Java. </text:p>
        </text:list-item>
        <text:list-item>
          <text:p text:style-name="P12">Bioinformatics programming in Perl: regular expressions and file parsing, Perl libraries for bioinformatics.</text:p>
        </text:list-item>
        <text:list-item>
          <text:p text:style-name="P12">Statistical analysis with R.</text:p>
        </text:list-item>
      </text:list>
      <text:p text:style-name="Standard"/>
      <text:p text:style-name="Standard">3.- Computing systems (Compulsory, 6 credits).</text:p>
      <text:list xml:id="list1057440112" text:continue-numbering="true" text:style-name="L2">
        <text:list-item>
          <text:p text:style-name="P12">UNIX: basic system administration (users, processes, file system), terminal commands and shell scripting, implementation of UNIX pipelines and scheduled tasks. </text:p>
        </text:list-item>
        <text:list-item>
          <text:p text:style-name="P12"><text:soft-page-break/>Intensive computing: parallel computing (algorithms and systems, Apache Hadoop), cloud computing (Amazon AWS).</text:p>
        </text:list-item>
        <text:list-item>
          <text:p text:style-name="P12">Internet technologies: internet protocols, web servers, web APIs and mash-ups, web services. </text:p>
        </text:list-item>
        <text:list-item>
          <text:p text:style-name="P12">Databases: managing and using relational databases, introduction to NoSQL databases.</text:p>
        </text:list-item>
      </text:list>
      <text:p text:style-name="Standard"/>
      <text:p text:style-name="Standard">4.- Applied bioinformatics 1 (Compulsory, 6 credits).</text:p>
      <text:list xml:id="list1537334446" text:continue-numbering="true" text:style-name="L2">
        <text:list-item>
          <text:p text:style-name="P12">Sequence analysis: sequence alignment, main databases and data formats.</text:p>
        </text:list-item>
        <text:list-item>
          <text:p text:style-name="P12">Sequence patterns.</text:p>
        </text:list-item>
        <text:list-item>
          <text:p text:style-name="P12">Protein families.</text:p>
        </text:list-item>
        <text:list-item>
          <text:p text:style-name="P12">Protein structure.</text:p>
        </text:list-item>
        <text:list-item>
          <text:p text:style-name="P12">Molecular phylogeny.</text:p>
        </text:list-item>
        <text:list-item>
          <text:p text:style-name="P12">Next Generation Sequencing (NGS) data analysis.</text:p>
        </text:list-item>
        <text:list-item>
          <text:p text:style-name="P12">Protein structure prediction.</text:p>
        </text:list-item>
        <text:list-item>
          <text:p text:style-name="P12">Brief overview of workflow systems: Galaxy, GenePatttern, Taverna, etc.</text:p>
        </text:list-item>
      </text:list>
      <text:p text:style-name="Standard"/>
      <text:p text:style-name="P8">February - May</text:p>
      <text:p text:style-name="Standard"/>
      <text:p text:style-name="Standard">5.- Applied bioinformatics 2 (Compulsory, 1 credit). </text:p>
      <text:list xml:id="list953178352" text:style-name="L3">
        <text:list-item>
          <text:p text:style-name="P13">Research in bioinformatics. </text:p>
        </text:list-item>
        <text:list-item>
          <text:p text:style-name="P13">Entrepreneurship in bioinformatics.</text:p>
        </text:list-item>
      </text:list>
      <text:p text:style-name="Standard"/>
      <text:p text:style-name="Standard">6.- Bioinformatics applied to biomedicine (Optional, 9 credits).</text:p>
      <text:list xml:id="list1975807269" text:continue-numbering="true" text:style-name="L3">
        <text:list-item>
          <text:p text:style-name="P13">Microarrays.</text:p>
        </text:list-item>
        <text:list-item>
          <text:p text:style-name="P13">Drug discovery.</text:p>
        </text:list-item>
        <text:list-item>
          <text:p text:style-name="P13">Biomarker discovery.</text:p>
        </text:list-item>
        <text:list-item>
          <text:p text:style-name="P13">Genome Wide Association Studies (GWAS) in humans.</text:p>
        </text:list-item>
        <text:list-item>
          <text:p text:style-name="P13">Translational bioinformatics.</text:p>
        </text:list-item>
        <text:list-item>
          <text:p text:style-name="P13">SNPs in humans.</text:p>
        </text:list-item>
      </text:list>
      <text:p text:style-name="Standard"/>
      <text:p text:style-name="Standard">7.- Bioinformatics applied to environment, populations, and non-model organisms (Optional, 9 credits).</text:p>
      <text:list xml:id="list1907797805" text:continue-numbering="true" text:style-name="L3">
        <text:list-item>
          <text:p text:style-name="P13">Metagenomics.</text:p>
        </text:list-item>
        <text:list-item>
          <text:p text:style-name="P13">Population genetics in non-model organisms (SNPs, ???).</text:p>
        </text:list-item>
        <text:list-item>
          <text:p text:style-name="P13">Comparative genomics.</text:p>
        </text:list-item>
        <text:list-item>
          <text:p text:style-name="P13">Functional annotation of genomes.</text:p>
        </text:list-item>
      </text:list>
      <text:p text:style-name="Standard"/>
      <text:p text:style-name="Standard">8.- Bioinformatics applied to systems biology (Optional, 9 credits).</text:p>
      <text:list xml:id="list223360578" text:style-name="L4">
        <text:list-item>
          <text:p text:style-name="P14">Overview and integration of “-omics” disciplines.</text:p>
        </text:list-item>
      </text:list>
      <text:list xml:id="list1239695359" text:continue-list="list1907797805" text:style-name="L3">
        <text:list-item>
          <text:p text:style-name="P13">Data mining.</text:p>
        </text:list-item>
        <text:list-item>
          <text:p text:style-name="P13">Networks: types (e.g. Metabolic networks), exploitation and tools (e.g. visualisation).</text:p>
        </text:list-item>
        <text:list-item>
          <text:p text:style-name="P13">Life Sciences Semantic Web: biomedical ontologies and Linked Data.</text:p>
        </text:list-item>
      </text:list>
      <text:p text:style-name="Standard"/>
      <text:p text:style-name="P8">May - September</text:p>
      <text:p text:style-name="Standard"/>
      <text:p text:style-name="Standard">The project is (in the most part) related to the optional module undertaken by the student, and will probably include a placement in a partner institution (company or academia). The project is small, very <text:soft-page-break/>focused and with a moderate technical difficulty, preferably touching upon content of various compulsory modules in the technical aspects. The outcome will be a dissertation and an oral presentation sumarising it. </text:p>
      <text:p text:style-name="Standard"/>
      <text:p text:style-name="Standard">Two types of projects are available:</text:p>
      <text:p text:style-name="Standard"/>
      <text:list xml:id="list169005540" text:style-name="L5">
        <text:list-item>
          <text:p text:style-name="P10">Research project: it focuses in answering a scientific question and the candidate will exploit bioinformatics as a means to obtain such answer. The project will be assesed in terms of how different technologies were combined and the merit of the scientific answer. The dissertation will be produced as a scientific paper.</text:p>
          <text:p text:style-name="P10"/>
        </text:list-item>
        <text:list-item>
          <text:p text:style-name="P10">Development project: it focuses on the the technical aspect of bioinformatics, and the candidate will develop a program or system to achieve an specific aim. The project will be assesed technically, thus the performance, overall design, implementation skills, etc. will be taken into account, rather than the scientific result. The dissertation will be produced as a long technical report.</text:p>
        </text:list-item>
      </text:list>
      <text:p text:style-name="Standard"/>
      <text:p text:style-name="P6">Staff</text:p>
      <text:p text:style-name="P2"/>
      <text:p text:style-name="P4">Direction</text:p>
      <text:p text:style-name="P3"/>
      <text:p text:style-name="P3">Andone Estonba (Genomic Resources Group, UPV/EHU).</text:p>
      <text:p text:style-name="P3">Mikel Egaña Aranguren (Genomic Resources Group, UPV/EHU).</text:p>
      <text:p text:style-name="P3">Marcos Arauzo (Biodonostia).</text:p>
      <text:p text:style-name="P3">Iñaki Inza, Borja Calvo, Jose Antonio Lozano (Intelligent Systems Group, UPV/EHU).</text:p>
      <text:p text:style-name="P3">Jack Gilbert (Argonne National Laboratory, USA).</text:p>
      <text:p text:style-name="P3">University of Bourdeaux ???</text:p>
      <text:p text:style-name="P2"/>
      <text:p text:style-name="P4">Prospective academic collaborators</text:p>
      <text:p text:style-name="P3"/>
      <text:p text:style-name="P3">Santos Alonso Alegre (Human Evolutionary Biology, UPV/EHU).</text:p>
      <text:p text:style-name="P3">Jose Ramon Bilbao (UPV/EHU).</text:p>
      <text:p text:style-name="P3">Darrell Conklin (UPV/EHU).</text:p>
      <text:p text:style-name="P3">Erick Antezana (Bayer CropScience NV -Belgium-, NTNU -Norway- associated scientist).</text:p>
      <text:p text:style-name="P3">Martin Kuiper (NTNU, Norway).</text:p>
      <text:p text:style-name="P3">Jesualdo Tomás Fernandez Breis (UM, Spain).</text:p>
      <text:p text:style-name="P3">Joaquin Dopazo (CIPF, Spain).</text:p>
      <text:p text:style-name="P3">Alfonso Valencia (CNIO, Spain).</text:p>
      <text:p text:style-name="P3">Greg Caporaso (Northern Arizona University, USA).</text:p>
      <text:p text:style-name="P3">Mark Willkinson (UPM, Spain).</text:p>
      <text:p text:style-name="P3">Alberto Labarga (Navarra biomed, Spain).</text:p>
      <text:p text:style-name="P3">Noray Bioinformatics?</text:p>
      <text:p text:style-name="P3">Era7</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u"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u" fo:country="non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kel Aranguren</meta:initial-creator>
    <meta:creation-date>2014-05-28T10:32:24</meta:creation-date>
    <dc:date>2014-07-23T11:40:47</dc:date>
    <dc:creator>Mikel Aranguren</dc:creator>
    <meta:editing-duration>PT10H39M52S</meta:editing-duration>
    <meta:editing-cycles>158</meta:editing-cycles>
    <meta:generator>LibreOffice/3.5$Linux_X86_64 LibreOffice_project/350m1$Build-2</meta:generator>
    <meta:printed-by>Mikel Aranguren</meta:printed-by>
    <meta:print-date>2014-05-30T12:11:59</meta:print-date>
    <meta:document-statistic meta:table-count="0" meta:image-count="0" meta:object-count="0" meta:page-count="3" meta:paragraph-count="84" meta:word-count="781" meta:character-count="5523" meta:non-whitespace-character-count="4855"/>
  </office:meta>
</office:document-meta>
</file>